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tinanet_precision_rec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rediction Threshold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Total Predictions</text:p>
          </table:table-cell>
          <table:table-cell office:value-type="string" calcext:value-type="string">
            <text:p>Total Object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69" calcext:value-type="float">
            <text:p>369</text:p>
          </table:table-cell>
          <table:table-cell office:value-type="float" office:value="593" calcext:value-type="float">
            <text:p>593</text:p>
          </table:table-cell>
          <table:table-cell office:value-type="float" office:value="644" calcext:value-type="float">
            <text:p>644</text:p>
          </table:table-cell>
          <table:table-cell office:value-type="float" office:value="0.6222596965" calcext:value-type="float">
            <text:p>0.6222596965</text:p>
          </table:table-cell>
          <table:table-cell office:value-type="float" office:value="0.5729813665" calcext:value-type="float">
            <text:p>0.572981366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49" calcext:value-type="float">
            <text:p>349</text:p>
          </table:table-cell>
          <table:table-cell office:value-type="float" office:value="446" calcext:value-type="float">
            <text:p>446</text:p>
          </table:table-cell>
          <table:table-cell office:value-type="float" office:value="644" calcext:value-type="float">
            <text:p>644</text:p>
          </table:table-cell>
          <table:table-cell office:value-type="float" office:value="0.7825112108" calcext:value-type="float">
            <text:p>0.7825112108</text:p>
          </table:table-cell>
          <table:table-cell office:value-type="float" office:value="0.5419254658" calcext:value-type="float">
            <text:p>0.541925465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18" calcext:value-type="float">
            <text:p>318</text:p>
          </table:table-cell>
          <table:table-cell office:value-type="float" office:value="371" calcext:value-type="float">
            <text:p>371</text:p>
          </table:table-cell>
          <table:table-cell office:value-type="float" office:value="644" calcext:value-type="float">
            <text:p>644</text:p>
          </table:table-cell>
          <table:table-cell office:value-type="float" office:value="0.8571428571" calcext:value-type="float">
            <text:p>0.8571428571</text:p>
          </table:table-cell>
          <table:table-cell office:value-type="float" office:value="0.4937888199" calcext:value-type="float">
            <text:p>0.49378881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84" calcext:value-type="float">
            <text:p>284</text:p>
          </table:table-cell>
          <table:table-cell office:value-type="float" office:value="312" calcext:value-type="float">
            <text:p>312</text:p>
          </table:table-cell>
          <table:table-cell office:value-type="float" office:value="644" calcext:value-type="float">
            <text:p>644</text:p>
          </table:table-cell>
          <table:table-cell office:value-type="float" office:value="0.9102564103" calcext:value-type="float">
            <text:p>0.9102564103</text:p>
          </table:table-cell>
          <table:table-cell office:value-type="float" office:value="0.4409937888" calcext:value-type="float">
            <text:p>0.440993788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65" calcext:value-type="float">
            <text:p>265</text:p>
          </table:table-cell>
          <table:table-cell office:value-type="float" office:value="283" calcext:value-type="float">
            <text:p>283</text:p>
          </table:table-cell>
          <table:table-cell office:value-type="float" office:value="644" calcext:value-type="float">
            <text:p>644</text:p>
          </table:table-cell>
          <table:table-cell office:value-type="float" office:value="0.9363957597" calcext:value-type="float">
            <text:p>0.9363957597</text:p>
          </table:table-cell>
          <table:table-cell office:value-type="float" office:value="0.4114906832" calcext:value-type="float">
            <text:p>0.41149068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 office:value-type="float" office:value="644" calcext:value-type="float">
            <text:p>644</text:p>
          </table:table-cell>
          <table:table-cell office:value-type="float" office:value="0.9520295203" calcext:value-type="float">
            <text:p>0.9520295203</text:p>
          </table:table-cell>
          <table:table-cell office:value-type="float" office:value="0.400621118" calcext:value-type="float">
            <text:p>0.40062111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644" calcext:value-type="float">
            <text:p>644</text:p>
          </table:table-cell>
          <table:table-cell office:value-type="float" office:value="0.9612403101" calcext:value-type="float">
            <text:p>0.9612403101</text:p>
          </table:table-cell>
          <table:table-cell office:value-type="float" office:value="0.3850931677" calcext:value-type="float">
            <text:p>0.385093167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644" calcext:value-type="float">
            <text:p>644</text:p>
          </table:table-cell>
          <table:table-cell office:value-type="float" office:value="0.9756097561" calcext:value-type="float">
            <text:p>0.9756097561</text:p>
          </table:table-cell>
          <table:table-cell office:value-type="float" office:value="0.3726708075" calcext:value-type="float">
            <text:p>0.37267080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644" calcext:value-type="float">
            <text:p>644</text:p>
          </table:table-cell>
          <table:table-cell office:value-type="float" office:value="0.982832618" calcext:value-type="float">
            <text:p>0.982832618</text:p>
          </table:table-cell>
          <table:table-cell office:value-type="float" office:value="0.3555900621" calcext:value-type="float">
            <text:p>0.355590062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644" calcext:value-type="float">
            <text:p>644</text:p>
          </table:table-cell>
          <table:table-cell office:value-type="float" office:value="0.9859813084" calcext:value-type="float">
            <text:p>0.9859813084</text:p>
          </table:table-cell>
          <table:table-cell office:value-type="float" office:value="0.3276397516" calcext:value-type="float">
            <text:p>0.32763975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644" calcext:value-type="float">
            <text:p>644</text:p>
          </table:table-cell>
          <table:table-cell office:value-type="float" office:value="0.9895287958" calcext:value-type="float">
            <text:p>0.9895287958</text:p>
          </table:table-cell>
          <table:table-cell office:value-type="float" office:value="0.2934782609" calcext:value-type="float">
            <text:p>0.29347826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2686335404" calcext:value-type="float">
            <text:p>0.26863354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2236024845" calcext:value-type="float">
            <text:p>0.223602484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1940993789" calcext:value-type="float">
            <text:p>0.194099378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1645962733" calcext:value-type="float">
            <text:p>0.164596273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1319875776" calcext:value-type="float">
            <text:p>0.131987577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.0729813665" calcext:value-type="float">
            <text:p>0.0729813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0:35:29.326894239</dc:date>
    <meta:editing-duration>PT13S</meta:editing-duration>
    <meta:editing-cycles>1</meta:editing-cycles>
    <meta:document-statistic meta:table-count="1" meta:cell-count="108" meta:object-count="0"/>
    <meta:generator>LibreOffice/5.1.6.2$Linux_X86_64 LibreOffice_project/10m0$Build-2</meta:generator>
  </office:meta>
</office:document-meta>
</file>